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jpeg" manifest:full-path="Pictures/section_image1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/>
    </style:style>
    <style:style style:name="T3" style:family="text">
      <style:text-properties style:font-name="Arial" style:font-name-complex="Arial" fo:font-size="20pt" style:font-size-asian="20pt" style:font-size-complex="20pt" fo:font-weight="bold" style:font-weight-asian="bold"/>
    </style:style>
    <style:style style:name="T4" style:family="text">
      <style:text-properties style:font-name="Arial" style:font-name-complex="Arial" fo:font-size="20pt" style:font-size-asian="20pt" style:font-size-complex="20pt"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LUIS GERARDO</text:span></text:p>
        <text:p><text:span text:style-name="T2">luisgerardocazares@gmail.com</text:span></text:p>
        <text:p><text:span text:style-name="T3">365</text:span></text:p>
        <text:p><text:span text:style-name="T4">5525003847</text:span></text:p>
        <text:p text:style-name="Standard"><draw:frame draw:style-name="fr1" draw:name="9b0b20" text:anchor-type="as-char" svg:width="17.93875cm" svg:height="11.959166666667cm" draw:z-index="1"><draw:image xlink:href="Pictures/section_image1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2-02T02:55:57.000</dc:date>
    <meta:generator>PHPWord</meta:generator>
    <meta:initial-creator/>
    <meta:creation-date>2019-12-02T02:55:57.000</meta:creation-date>
    <meta:keyword/>
    <meta:user-defined meta:name="Category"/>
    <meta:user-defined meta:name="Company"/>
    <meta:user-defined meta:name="Manager"/>
  </office:meta>
</office:document-meta>
</file>